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ro" svg:font-family="'Noto Sans Mro'"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ccc5" officeooo:paragraph-rsid="0005ccc5"/>
    </style:style>
    <style:style style:name="P2" style:family="paragraph" style:parent-style-name="Standard">
      <style:text-properties officeooo:rsid="00077a32" officeooo:paragraph-rsid="0005ccc5"/>
    </style:style>
    <style:style style:name="P3" style:family="paragraph" style:parent-style-name="Subtitle">
      <style:paragraph-properties fo:break-before="page"/>
    </style:style>
    <style:style style:name="P4" style:family="paragraph" style:parent-style-name="Text_20_body">
      <style:paragraph-properties>
        <style:tab-stops>
          <style:tab-stop style:position="4.366cm"/>
        </style:tab-stops>
      </style:paragraph-properties>
      <style:text-properties style:font-name="Liberation Mono" fo:font-size="11pt" style:font-size-asian="11pt" style:font-size-complex="11pt"/>
    </style:style>
    <style:style style:name="P5" style:family="paragraph" style:parent-style-name="Text_20_body">
      <style:text-properties officeooo:rsid="0005ccc5" officeooo:paragraph-rsid="0005ccc5"/>
    </style:style>
    <style:style style:name="P6" style:family="paragraph" style:parent-style-name="Title">
      <style:text-properties fo:font-size="26pt" style:font-size-asian="26pt" style:font-size-complex="26pt"/>
    </style:style>
    <style:style style:name="T1" style:family="text">
      <style:text-properties officeooo:rsid="00077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YECTO FINAL DE ADMINISTRACIÓN DE SISTEMAS OPERATIVOS</text:p>
      <text:p text:style-name="P1"/>
      <text:p text:style-name="P1"/>
      <text:p text:style-name="P1"/>
      <text:p text:style-name="P1"/>
      <text:p text:style-name="P1">ANDREA SOTILLO CESÍN ASIR 2</text:p>
      <text:p text:style-name="P1"/>
      <text:p text:style-name="P2"/>
      <text:p text:style-name="P5"><text:span text:style-name="Strong_20_Emphasis">Licencia MIT</text:span></text:p>
      <text:p text:style-name="Text_20_body">Copyright (c) <text:span text:style-name="T1">2024</text:span> <text:span text:style-name="T1">Andrea Sotillo</text:span></text:p>
      <text:p text:style-name="Text_20_body">Se concede permiso, sin cargo alguno, a cualquier persona que obtenga una copia del software y los archivos de documentación asociados (el "Software"), para utilizar el Software sin restricciones, incluyendo, sin limitación, los derechos para usar, copiar, modificar, fusionar, publicar, distribuir, sublicenciar y/o vender copias del Software, y para permitir a las personas a quienes se les proporcione el Software hacer lo mismo, sujeto a las siguientes condiciones:</text:p>
      <text:p text:style-name="Text_20_body">La copia del Software debe incluir el aviso de copyright anterior, esta lista de condiciones y el siguiente descargo de responsabilidad en todas las copias o partes sustanciales del Software.</text:p>
      <text:p text:style-name="Text_20_body">EL SOFTWARE SE PROPORCIONA "TAL CUAL", SIN GARANTÍA DE NINGÚN TIPO, EXPRESA O IMPLÍCITA, INCLUYENDO PERO NO LIMITÁNDOSE A LAS GARANTÍAS DE COMERCIABILIDAD, IDONEIDAD PARA UN PROPÓSITO PARTICULAR Y NO INFRACCIÓN. EN NINGÚN CASO LOS AUTORES O LOS TITULARES DEL COPYRIGHT SERÁN RESPONSABLES POR CUALQUIER RECLAMACIÓN, DAÑO O OTRA RESPONSABILIDAD, YA SEA EN UNA ACCIÓN DE CONTRATO, AGRAVIO O DE OTRA FORMA, QUE SURJA DE, FUERA O EN CONEXIÓN CON EL SOFTWARE O EL USO U OTRO TIPO DE ACCIONES EN EL SOFTWARE.</text:p>
      <text:p text:style-name="P1"/>
      <text:p text:style-name="P3">ÍNDICE</text:p>
      <text:p text:style-name="P1"/>
      <text:p text:style-name="P1">1. Enunciado</text:p>
      <text:p text:style-name="P1">2. Código</text:p>
      <text:p text:style-name="P1"/>
      <text:p text:style-name="P1"/>
      <text:p text:style-name="P3">1. ENUNCIADO</text:p>
      <text:p text:style-name="P1"/>
      <text:p text:style-name="P1"/>
      <text:p text:style-name="P1">El siguiente script es una herramienta para realizar un escaneo de puertos de un objetivo especificado mediante nmap, ejecutandose mediante un menú de opciones para que el usuario pueda elegir que tipo de escaneo realizar basado en sus preferencias o necesidades. El script acepta parámetros como la dirección ip del host y al elegir el tipo de escaneo, se mostrarán los puertos abiertos. Al finalizar, se le da al usuario la opción de guardar los resultados en un documento y de elegir el nombre de este. <text:span text:style-name="T1">En este script se usa Zenitiy para que sea mucho más gráfico y fácil de entender y ejecutar.</text:span></text:p>
      <text:p text:style-name="P1"/>
      <text:p text:style-name="P3">2. CÓDIGO</text:p>
      <text:p text:style-name="Text_20_body"/>
      <text:p text:style-name="P4">GNU nano 7.2 <text:s text:c="179"/>trabajo_zenity.sh <text:s text:c="188"/></text:p>
      <text:p text:style-name="P4">#!/bin/bash</text:p>
      <text:p text:style-name="P4"/>
      <text:p text:style-name="P4"># Función para mostrar el menú</text:p>
      <text:p text:style-name="P4">mostrar_menu() {</text:p>
      <text:p text:style-name="P4"><text:s text:c="4"/>opcion=$(zenity --list --title="Menú de Escaneos NMAP" --column="Opción" "1. Escaneo Rápido" "2. Escaneo Completo" "3. Escaneo de Servicios y Versiones" "4. Escaneo Silencioso" "5. Escaneo UDP" "6. Salir")</text:p>
      <text:p text:style-name="P4"><text:s text:c="4"/>case $opcion in</text:p>
      <text:p text:style-name="P4"><text:s text:c="8"/>"1. Escaneo Rápido")</text:p>
      <text:p text:style-name="P4"><text:s text:c="12"/>escaneo_rapido</text:p>
      <text:p text:style-name="P4"><text:s text:c="12"/>;;</text:p>
      <text:p text:style-name="P4"><text:s text:c="8"/>"2. Escaneo Completo")</text:p>
      <text:p text:style-name="P4"><text:s text:c="12"/>escaneo_completo</text:p>
      <text:p text:style-name="P4"><text:s text:c="12"/>;;</text:p>
      <text:p text:style-name="P4"><text:s text:c="8"/>"3. Escaneo de Servicios y Versiones")</text:p>
      <text:p text:style-name="P4"><text:s text:c="12"/>escaneo_servicios_versiones</text:p>
      <text:p text:style-name="P4"><text:s text:c="12"/>;;</text:p>
      <text:p text:style-name="P4"><text:s text:c="8"/>"4. Escaneo Silencioso")</text:p>
      <text:p text:style-name="P4"><text:s text:c="12"/>escaneo_silencioso</text:p>
      <text:p text:style-name="P4"><text:s text:c="12"/>;;</text:p>
      <text:p text:style-name="P4"><text:s text:c="8"/>"5. Escaneo UDP")</text:p>
      <text:p text:style-name="P4"><text:s text:c="12"/>escaneo_udp</text:p>
      <text:p text:style-name="P4"><text:s text:c="12"/>;;</text:p>
      <text:p text:style-name="P4"><text:s text:c="8"/>"6. Salir")</text:p>
      <text:p text:style-name="P4"><text:s text:c="12"/>exit 0</text:p>
      <text:p text:style-name="P4"><text:s text:c="12"/>;;</text:p>
      <text:p text:style-name="P4"><text:s text:c="8"/>*)</text:p>
      <text:p text:style-name="P4"><text:s text:c="12"/>zenity --error --text="Opción no válida."</text:p>
      <text:p text:style-name="P4"><text:s text:c="12"/>;;</text:p>
      <text:p text:style-name="P4"><text:s text:c="4"/>esac</text:p>
      <text:p text:style-name="P4"><text:soft-page-break/>}</text:p>
      <text:p text:style-name="P4"/>
      <text:p text:style-name="P4"># Función para escaneo rápido</text:p>
      <text:p text:style-name="P4">escaneo_rapido() {</text:p>
      <text:p text:style-name="P4"><text:s text:c="4"/>echo "Escaneando los puertos más comúnes..."</text:p>
      <text:p text:style-name="P4"><text:s text:c="4"/>resultado=$(nmap --top-ports 100 $ip | grep --color=auto "open")</text:p>
      <text:p text:style-name="P4"><text:s text:c="4"/>zenity --info --text="$resultado"</text:p>
      <text:p text:style-name="P4"><text:s text:c="4"/>guardar_resultados</text:p>
      <text:p text:style-name="P4">}</text:p>
      <text:p text:style-name="P4"/>
      <text:p text:style-name="P4"># Función para escaneo completo</text:p>
      <text:p text:style-name="P4">escaneo_completo() {</text:p>
      <text:p text:style-name="P4"><text:s text:c="4"/>echo "EJecutando escaneo completo..."</text:p>
      <text:p text:style-name="P4"><text:s text:c="4"/>resultado=$(nmap -p- $ip | grep --color=auto "open") </text:p>
      <text:p text:style-name="P4"><text:s text:c="4"/>zenity --info --text="$resultado"</text:p>
      <text:p text:style-name="P4"><text:s text:c="4"/>guardar_resultados</text:p>
      <text:p text:style-name="P4">}</text:p>
      <text:p text:style-name="P4"/>
      <text:p text:style-name="P4"># Función para escaneo de servicios y versiones</text:p>
      <text:p text:style-name="P4">escaneo_servicios_versiones() {</text:p>
      <text:p text:style-name="P4"><text:s text:c="4"/>echo "Escaneando servicios y versiones..."</text:p>
      <text:p text:style-name="P4"><text:s text:c="4"/>resultado=$(sudo nmap -sV -sC $ip | grep --color=auto "open") </text:p>
      <text:p text:style-name="P4"><text:s text:c="4"/>zenity --info --text="$resultado"</text:p>
      <text:p text:style-name="P4"><text:s text:c="4"/>guardar_resultados</text:p>
      <text:p text:style-name="P4">}</text:p>
      <text:p text:style-name="P4"/>
      <text:p text:style-name="P4"># Función para escaneo silencioso</text:p>
      <text:p text:style-name="P4">escaneo_silencioso() {</text:p>
      <text:p text:style-name="P4"><text:s text:c="4"/>echo "Escaneo más lento y menos detectable por los firewalls..."</text:p>
      <text:p text:style-name="P4"><text:s text:c="4"/>resultado=$(sudo nmap -T2 -sS -Pn -p- $ip | grep --color=auto "open")</text:p>
      <text:p text:style-name="P4"><text:s text:c="4"/>zenity --info --text="$resultado"</text:p>
      <text:p text:style-name="P4"><text:s text:c="4"/>guardar_resultados</text:p>
      <text:p text:style-name="P4">}</text:p>
      <text:p text:style-name="P4"/>
      <text:p text:style-name="P4"><text:soft-page-break/># Función para escaneo UDP</text:p>
      <text:p text:style-name="P4">escaneo_udp() {</text:p>
      <text:p text:style-name="P4"><text:s text:c="4"/>echo "Escaneando puertos UDP..."</text:p>
      <text:p text:style-name="P4"><text:s text:c="4"/>resultado=$(sudo nmap -sU -p 1-65535 $ip | grep --color=auto "open")</text:p>
      <text:p text:style-name="P4"><text:s text:c="4"/>zenity --info --text="$resultado"</text:p>
      <text:p text:style-name="P4"><text:s text:c="4"/>guardar_resultados</text:p>
      <text:p text:style-name="P4">}</text:p>
      <text:p text:style-name="P4"/>
      <text:p text:style-name="P4"># Función para guardar los resultados</text:p>
      <text:p text:style-name="P4">guardar_resultados() {</text:p>
      <text:p text:style-name="P4"><text:s text:c="4"/>respuesta=$(zenity --question --text="¿Deseas guardar los resultados?" --ok-label="Sí" --cancel-label="No")</text:p>
      <text:p text:style-name="P4"><text:s text:c="4"/>if [ $? -eq 0 ]; then</text:p>
      <text:p text:style-name="P4"><text:s text:c="8"/>archivo=$(zenity --entry --title="Guardar resultados" --text="Introduce el nombre del archivo:")</text:p>
      <text:p text:style-name="P4"><text:s text:c="8"/>echo "Guardando los resultados en $archivo..."</text:p>
      <text:p text:style-name="P4"><text:s text:c="8"/>nmap $opciones $ip &gt; $archivo</text:p>
      <text:p text:style-name="P4"><text:s text:c="8"/>zenity --info --text="Resultados guardados en $archivo"</text:p>
      <text:p text:style-name="P4"><text:s text:c="4"/>else</text:p>
      <text:p text:style-name="P4"><text:s text:c="8"/>zenity --info --text="No se guardarán los resultados"</text:p>
      <text:p text:style-name="P4"><text:s text:c="4"/>fi</text:p>
      <text:p text:style-name="P4">}</text:p>
      <text:p text:style-name="P4"># Comienza la ejecución</text:p>
      <text:p text:style-name="P4">imgcat /home/andrea/Downloads/trabajofinal/nmap.jpg</text:p>
      <text:p text:style-name="P4">echo "TEST DE CONECTIVIDAD"</text:p>
      <text:p text:style-name="P4">echo "Este script sirve para realizar escaneos de NMAP, es decir, para ver qué puertos tenemos abiertos en el ordenador"</text:p>
      <text:p text:style-name="P4">echo "Hay que tener instalado nmap y conocer nuestra dirección IP"</text:p>
      <text:p text:style-name="P4">ip=$(zenity --entry --title="Introducir IP" --text="Introduce la IP:")</text:p>
      <text:p text:style-name="P4">mostrar_menu</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ro" svg:font-family="'Noto Sans Mro'"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8:48:04.869232588</meta:creation-date>
    <dc:date>2024-12-12T09:04:07.871404862</dc:date>
    <meta:editing-duration>PT4M55S</meta:editing-duration>
    <meta:editing-cycles>1</meta:editing-cycles>
    <meta:document-statistic meta:table-count="0" meta:image-count="0" meta:object-count="0" meta:page-count="6" meta:paragraph-count="96" meta:word-count="678" meta:character-count="5176" meta:non-whitespace-character-count="3887"/>
    <meta:generator>LibreOffice/24.2.6.2$Linux_X86_64 LibreOffice_project/420$Build-2</meta:generator>
  </office:meta>
</office:document-meta>
</file>